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3.217cm"/>
    </style:style>
    <style:style style:name="Table1.B" style:family="table-column">
      <style:table-column-properties style:column-width="13.781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3.334cm" table:align="left"/>
    </style:style>
    <style:style style:name="Table2.A" style:family="table-column">
      <style:table-column-properties style:column-width="1.423cm"/>
    </style:style>
    <style:style style:name="Table2.B" style:family="table-column">
      <style:table-column-properties style:column-width="0.806cm"/>
    </style:style>
    <style:style style:name="Table2.C" style:family="table-column">
      <style:table-column-properties style:column-width="0.318cm"/>
    </style:style>
    <style:style style:name="Table2.D" style:family="table-column">
      <style:table-column-properties style:column-width="0.787cm"/>
    </style:style>
    <style:style style:name="Table2.1" style:family="table-row">
      <style:table-row-properties style:min-row-height="0.794cm"/>
    </style:style>
    <style:style style:name="Table2.A1" style:family="table-cell">
      <style:table-cell-properties fo:padding="0.097cm" fo:border="none"/>
    </style:style>
    <style:style style:name="Table2.2" style:family="table-row">
      <style:table-row-properties style:min-row-height="0.508cm"/>
    </style:style>
    <style:style style:name="Table2.B2" style:family="table-cell" style:data-style-name="N0">
      <style:table-cell-properties fo:padding="0.097cm" fo:border="none"/>
    </style:style>
    <style:style style:name="Table2.A5" style:family="table-cell">
      <style:table-cell-properties fo:padding="0.097cm" fo:border-left="none" fo:border-right="none" fo:border-top="0.05pt solid #000000" fo:border-bottom="none"/>
    </style:style>
    <style:style style:name="Table2.B5" style:family="table-cell" style:data-style-name="N0">
      <style:table-cell-properties fo:padding="0.097cm" fo:border-left="none" fo:border-right="none" fo:border-top="0.05pt solid #000000" fo:border-bottom="none"/>
    </style:style>
    <style:style style:name="Table2.C5" style:family="table-cell">
      <style:table-cell-properties fo:padding="0.097cm" fo:border-left="none" fo:border-right="none" fo:border-top="0.05pt solid #000000" fo:border-bottom="none"/>
    </style:style>
    <style:style style:name="Tabelle1" style:family="table">
      <style:table-properties style:width="9.379cm" table:align="left"/>
    </style:style>
    <style:style style:name="Tabelle1.A" style:family="table-column">
      <style:table-column-properties style:column-width="0.878cm"/>
    </style:style>
    <style:style style:name="Tabelle1.B" style:family="table-column">
      <style:table-column-properties style:column-width="8.5cm"/>
    </style:style>
    <style:style style:name="Tabelle1.A1" style:family="table-cell">
      <style:table-cell-properties fo:padding="0.097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style style:name="P2" style:family="paragraph" style:parent-style-name="Standard">
      <style:text-properties fo:font-size="7pt" fo:language="de" fo:country="AT" officeooo:rsid="015ca730" officeooo:paragraph-rsid="015ca730" style:font-size-asian="7pt" style:font-size-complex="7pt"/>
    </style:style>
    <style:style style:name="P3" style:family="paragraph" style:parent-style-name="Standard">
      <style:text-properties fo:font-size="7pt" fo:language="de" fo:country="AT" officeooo:paragraph-rsid="0152175c" style:font-size-asian="7pt" style:font-size-complex="7pt"/>
    </style:style>
    <style:style style:name="P4" style:family="paragraph" style:parent-style-name="Standard">
      <style:text-properties fo:font-size="7pt" fo:language="de" fo:country="AT" officeooo:paragraph-rsid="01512853" style:font-size-asian="7pt" style:font-size-complex="7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officeooo:paragraph-rsid="01532d98" style:font-size-asian="7pt" style:font-size-complex="7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fo:language="de" fo:country="AT" style:font-size-asian="7pt" style:font-size-complex="7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fo:language="de" fo:country="AT" officeooo:paragraph-rsid="0152175c" style:font-size-asian="7pt" style:font-size-complex="7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fo:language="de" fo:country="AT" officeooo:paragraph-rsid="01532d98" style:font-size-asian="7pt" style:font-size-complex="7pt"/>
    </style:style>
    <style:style style:name="P9" style:family="paragraph" style:parent-style-name="Text_20_body">
      <style:paragraph-properties fo:text-align="center" style:justify-single-word="false"/>
      <style:text-properties fo:language="de" fo:country="AT"/>
    </style:style>
    <style:style style:name="P10" style:family="paragraph" style:parent-style-name="Text_20_body">
      <style:paragraph-properties fo:text-align="end" style:justify-single-word="false"/>
      <style:text-properties fo:language="de" fo:country="AT" officeooo:rsid="014b5936" officeooo:paragraph-rsid="014b5936"/>
    </style:style>
    <style:style style:name="P11" style:family="paragraph" style:parent-style-name="Text_20_body">
      <style:paragraph-properties fo:text-align="end" style:justify-single-word="false"/>
      <style:text-properties fo:language="de" fo:country="AT" officeooo:rsid="003407e8" officeooo:paragraph-rsid="003407e8"/>
    </style:style>
    <style:style style:name="P12" style:family="paragraph" style:parent-style-name="Text_20_body">
      <style:text-properties fo:language="de" fo:country="AT" officeooo:rsid="003407e8" officeooo:paragraph-rsid="013318d0"/>
    </style:style>
    <style:style style:name="P13" style:family="paragraph" style:parent-style-name="Text_20_body">
      <style:text-properties fo:language="de" fo:country="AT" officeooo:rsid="014fb9cf" officeooo:paragraph-rsid="014fb9cf"/>
    </style:style>
    <style:style style:name="P14" style:family="paragraph" style:parent-style-name="Text_20_body">
      <style:text-properties fo:language="de" fo:country="AT" officeooo:rsid="0159d02a" officeooo:paragraph-rsid="0159d02a"/>
    </style:style>
    <style:style style:name="P15" style:family="paragraph" style:parent-style-name="Text_20_body">
      <style:text-properties fo:language="de" fo:country="AT" officeooo:rsid="015ca730" officeooo:paragraph-rsid="015ca730"/>
    </style:style>
    <style:style style:name="P16" style:family="paragraph" style:parent-style-name="Text_20_body">
      <style:text-properties fo:language="de" fo:country="AT" officeooo:rsid="01580cd4" officeooo:paragraph-rsid="01580cd4"/>
    </style:style>
    <style:style style:name="P17" style:family="paragraph" style:parent-style-name="Text_20_body">
      <style:text-properties fo:language="de" fo:country="AT" officeooo:rsid="015f4ff1" officeooo:paragraph-rsid="015f4ff1"/>
    </style:style>
    <style:style style:name="P18" style:family="paragraph" style:parent-style-name="Text_20_body">
      <style:text-properties fo:language="de" fo:country="AT" officeooo:rsid="01648ac2" officeooo:paragraph-rsid="01648ac2"/>
    </style:style>
    <style:style style:name="P19" style:family="paragraph" style:parent-style-name="Table_20_Contents">
      <style:paragraph-properties fo:text-align="start" style:justify-single-word="false"/>
      <style:text-properties fo:language="de" fo:country="AT" officeooo:rsid="000dd1dd" officeooo:paragraph-rsid="000dd1dd"/>
    </style:style>
    <style:style style:name="P20" style:family="paragraph" style:parent-style-name="Table_20_Contents">
      <style:text-properties fo:language="de" fo:country="AT" fo:font-weight="normal" officeooo:rsid="00af5f04" officeooo:paragraph-rsid="005f1213" style:font-weight-asian="normal" style:font-weight-complex="normal"/>
    </style:style>
    <style:style style:name="P21" style:family="paragraph" style:parent-style-name="Table_20_Contents">
      <style:text-properties fo:language="de" fo:country="AT" officeooo:rsid="00af5f04" officeooo:paragraph-rsid="00af5f04"/>
    </style:style>
    <style:style style:name="P22" style:family="paragraph" style:parent-style-name="Table_20_Contents">
      <style:text-properties fo:language="de" fo:country="AT" officeooo:rsid="00604d87" officeooo:paragraph-rsid="00604d87"/>
    </style:style>
    <style:style style:name="P23" style:family="paragraph" style:parent-style-name="Table_20_Contents">
      <style:paragraph-properties fo:text-align="end" style:justify-single-word="false"/>
      <style:text-properties fo:language="de" fo:country="AT" officeooo:rsid="0079e503" officeooo:paragraph-rsid="0079e503"/>
    </style:style>
    <style:style style:name="P24" style:family="paragraph" style:parent-style-name="Table_20_Contents">
      <style:paragraph-properties fo:text-align="end" style:justify-single-word="false"/>
      <style:text-properties fo:language="de" fo:country="AT" officeooo:rsid="014b5936" officeooo:paragraph-rsid="014b5936"/>
    </style:style>
    <style:style style:name="P25" style:family="paragraph" style:parent-style-name="Table_20_Contents">
      <style:paragraph-properties fo:text-align="end" style:justify-single-word="false"/>
      <style:text-properties fo:language="de" fo:country="AT" officeooo:rsid="014b5936" officeooo:paragraph-rsid="000f9178"/>
    </style:style>
    <style:style style:name="P26" style:family="paragraph" style:parent-style-name="Table_20_Contents">
      <style:paragraph-properties fo:text-align="end" style:justify-single-word="false"/>
      <style:text-properties fo:language="de" fo:country="AT" officeooo:rsid="014b5936" officeooo:paragraph-rsid="00604d87"/>
    </style:style>
    <style:style style:name="P27" style:family="paragraph" style:parent-style-name="Table_20_Contents">
      <style:paragraph-properties fo:text-align="end" style:justify-single-word="false"/>
      <style:text-properties fo:language="de" fo:country="AT" officeooo:rsid="000f9178" officeooo:paragraph-rsid="000f9178"/>
    </style:style>
    <style:style style:name="P28" style:family="paragraph" style:parent-style-name="Table_20_Contents">
      <style:paragraph-properties fo:text-align="end" style:justify-single-word="false"/>
      <style:text-properties fo:language="de" fo:country="AT" officeooo:rsid="00118db1" officeooo:paragraph-rsid="000f9178"/>
    </style:style>
    <style:style style:name="P29" style:family="paragraph" style:parent-style-name="Table_20_Contents">
      <style:paragraph-properties fo:text-align="end" style:justify-single-word="false"/>
      <style:text-properties fo:language="de" fo:country="AT" officeooo:rsid="0017d9fd" officeooo:paragraph-rsid="013318d0"/>
    </style:style>
    <style:style style:name="P30" style:family="paragraph" style:parent-style-name="Table_20_Contents">
      <style:text-properties fo:language="de" fo:country="AT" officeooo:rsid="014c1d81" officeooo:paragraph-rsid="014c1d81"/>
    </style:style>
    <style:style style:name="P31" style:family="paragraph" style:parent-style-name="Standard">
      <style:text-properties fo:color="#3f5fbf" style:font-name="Monospace" fo:font-size="7pt" fo:language="de" fo:country="AT" officeooo:paragraph-rsid="0152175c" style:font-size-asian="7pt" style:font-size-complex="7pt"/>
    </style:style>
    <style:style style:name="P32" style:family="paragraph" style:parent-style-name="Standard">
      <style:text-properties fo:color="#008080" style:font-name="Monospace" fo:font-size="7pt" fo:language="de" fo:country="AT" officeooo:paragraph-rsid="01512853" style:font-size-asian="7pt" style:font-size-complex="7pt"/>
    </style:style>
    <style:style style:name="P33" style:family="paragraph" style:parent-style-name="Standard">
      <style:text-properties fo:color="#008080" style:font-name="Monospace" fo:font-size="10pt" fo:language="de" fo:country="AT" officeooo:rsid="015ca730" officeooo:paragraph-rsid="015ca730" style:font-size-asian="10pt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5fbf" style:font-name="Monospace" fo:font-size="7pt" fo:language="de" fo:country="AT" officeooo:paragraph-rsid="0152175c" style:font-size-asian="7pt" style:font-size-complex="7pt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fo:language="de" fo:country="AT" fo:background-color="transparent" style:font-size-asian="7pt" style:font-size-complex="7pt"/>
    </style:style>
    <style:style style:name="P36" style:family="paragraph" style:parent-style-name="Heading_20_2">
      <style:text-properties fo:language="de" fo:country="AT"/>
    </style:style>
    <style:style style:name="P37" style:family="paragraph" style:parent-style-name="Heading_20_2">
      <style:text-properties fo:language="de" fo:country="AT" officeooo:rsid="003407e8"/>
    </style:style>
    <style:style style:name="P38" style:family="paragraph" style:parent-style-name="Heading_20_2">
      <style:text-properties fo:language="de" fo:country="AT" officeooo:paragraph-rsid="013318d0"/>
    </style:style>
    <style:style style:name="P39" style:family="paragraph" style:parent-style-name="Heading_20_2">
      <style:text-properties fo:language="de" fo:country="AT" officeooo:rsid="014fb9cf" officeooo:paragraph-rsid="01512853"/>
    </style:style>
    <style:style style:name="P40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de" fo:country="AT"/>
    </style:style>
    <style:style style:name="P41" style:family="paragraph" style:parent-style-name="Heading_20_2">
      <style:paragraph-properties fo:break-before="page"/>
      <style:text-properties fo:language="de" fo:country="AT"/>
    </style:style>
    <style:style style:name="P42" style:family="paragraph" style:parent-style-name="Heading_20_1">
      <style:paragraph-properties fo:margin-left="0cm" fo:margin-right="0cm" fo:margin-top="0.42cm" fo:margin-bottom="0cm" loext:contextual-spacing="false" fo:text-align="center" style:justify-single-word="false" fo:text-indent="0cm" style:auto-text-indent="false"/>
      <style:text-properties fo:language="de" fo:country="AT" officeooo:rsid="00604d87" officeooo:paragraph-rsid="00604d87"/>
    </style:style>
    <style:style style:name="T1" style:family="text">
      <style:text-properties officeooo:rsid="014b5936"/>
    </style:style>
    <style:style style:name="T2" style:family="text">
      <style:text-properties officeooo:rsid="006b4f79"/>
    </style:style>
    <style:style style:name="T3" style:family="text">
      <style:text-properties officeooo:rsid="0131411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c3a8a2"/>
    </style:style>
    <style:style style:name="T6" style:family="text">
      <style:text-properties officeooo:rsid="006b9aec"/>
    </style:style>
    <style:style style:name="T7" style:family="text">
      <style:text-properties officeooo:rsid="014fb9cf"/>
    </style:style>
    <style:style style:name="T8" style:family="text">
      <style:text-properties officeooo:rsid="0134d1ff"/>
    </style:style>
    <style:style style:name="T9" style:family="text">
      <style:text-properties officeooo:rsid="01512853"/>
    </style:style>
    <style:style style:name="T10" style:family="text">
      <style:text-properties fo:color="#008080" style:font-name="Monospace"/>
    </style:style>
    <style:style style:name="T11" style:family="text">
      <style:text-properties fo:color="#008080" style:font-name="Monospace" officeooo:rsid="014fb9cf"/>
    </style:style>
    <style:style style:name="T12" style:family="text">
      <style:text-properties fo:color="#3f7f7f" style:font-name="Monospace"/>
    </style:style>
    <style:style style:name="T13" style:family="text">
      <style:text-properties fo:color="#3f7f7f" style:font-name="Monospace" fo:background-color="#d4d4d4" loext:char-shading-value="0"/>
    </style:style>
    <style:style style:name="T14" style:family="text">
      <style:text-properties fo:color="#3f7f7f" style:font-name="Monospace" fo:background-color="transparent" loext:char-shading-value="0"/>
    </style:style>
    <style:style style:name="T15" style:family="text">
      <style:text-properties fo:color="#3f7f7f" style:font-name="Monospace" fo:background-color="transparent" loext:char-shading-value="0"/>
    </style:style>
    <style:style style:name="T16" style:family="text">
      <style:text-properties style:font-name="Monospace"/>
    </style:style>
    <style:style style:name="T17" style:family="text">
      <style:text-properties style:font-name="Monospace" fo:language="de" fo:country="AT"/>
    </style:style>
    <style:style style:name="T18" style:family="text">
      <style:text-properties fo:color="#7f007f" style:font-name="Monospace"/>
    </style:style>
    <style:style style:name="T19" style:family="text">
      <style:text-properties fo:color="#7f007f" style:font-name="Monospace" fo:language="de" fo:country="AT"/>
    </style:style>
    <style:style style:name="T20" style:family="text">
      <style:text-properties fo:color="#2e3436" style:font-name="Monospace"/>
    </style:style>
    <style:style style:name="T21" style:family="text">
      <style:text-properties fo:color="#2e3436" style:font-name="Monospace" fo:language="de" fo:country="AT"/>
    </style:style>
    <style:style style:name="T22" style:family="text">
      <style:text-properties fo:color="#2a00ff" style:font-name="Monospace" fo:font-style="italic" style:font-style-asian="italic"/>
    </style:style>
    <style:style style:name="T23" style:family="text">
      <style:text-properties fo:color="#2a00ff" style:font-name="Monospace" fo:language="de" fo:country="AT" fo:font-style="italic" style:font-style-asian="italic"/>
    </style:style>
    <style:style style:name="T24" style:family="text">
      <style:text-properties fo:color="#3f5fbf" style:font-name="Monospace"/>
    </style:style>
    <style:style style:name="T25" style:family="text">
      <style:text-properties fo:color="#3f5fbf" style:font-name="Monospace" style:text-underline-style="solid" style:text-underline-width="auto" style:text-underline-color="font-color"/>
    </style:style>
    <style:style style:name="T26" style:family="text">
      <style:text-properties fo:color="#3f5fbf" style:font-name="Monospace" officeooo:rsid="0152175c"/>
    </style:style>
    <style:style style:name="T27" style:family="text">
      <style:text-properties officeooo:rsid="015b13ee"/>
    </style:style>
    <style:style style:name="T28" style:family="text">
      <style:text-properties officeooo:rsid="016021fc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15b13ee" style:font-weight-asian="bold" style:font-weight-complex="bold"/>
    </style:style>
    <style:style style:name="T31" style:family="text">
      <style:text-properties fo:font-style="italic" style:font-style-asian="italic" style:font-style-complex="italic"/>
    </style:style>
    <style:style style:name="T32" style:family="text">
      <style:text-properties fo:font-style="italic" officeooo:rsid="016021fc" style:font-style-asian="italic" style:font-style-complex="italic"/>
    </style:style>
    <style:style style:name="T33" style:family="text">
      <style:text-properties fo:font-style="italic" officeooo:rsid="01680733" style:font-style-asian="italic" style:font-style-complex="italic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officeooo:rsid="01680733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fo:font-style="normal" fo:font-weight="bold" officeooo:rsid="01680733" style:font-style-asian="normal" style:font-weight-asian="bold" style:font-style-complex="normal" style:font-weight-complex="bold"/>
    </style:style>
    <style:style style:name="T38" style:family="text">
      <style:text-properties officeooo:rsid="01680733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Verteilte Systeme</text:h>
      <text:h text:style-name="P40" text:outline-level="2">Blatt <text:span text:style-name="T1">9</text:span></text:h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9">Name:</text:p>
          </table:table-cell>
          <table:table-cell table:style-name="Table1.A1" office:value-type="string">
            <text:p text:style-name="P20"/>
          </table:table-cell>
        </table:table-row>
        <table:table-row>
          <table:table-cell table:style-name="Table1.A1" office:value-type="string">
            <text:p text:style-name="P19">Matrikelnummer:</text:p>
          </table:table-cell>
          <table:table-cell table:style-name="Table1.A1" office:value-type="string">
            <text:p text:style-name="P21"/>
          </table:table-cell>
        </table:table-row>
        <table:table-row>
          <table:table-cell table:style-name="Table1.A1" office:value-type="string">
            <text:p text:style-name="P19">Gruppe:</text:p>
          </table:table-cell>
          <table:table-cell table:style-name="Table1.A1" office:value-type="string">
            <text:p text:style-name="P22">26</text:p>
          </table:table-cell>
        </table:table-row>
      </table:table>
      <text:h text:style-name="P36" text:outline-level="2"/>
      <text:h text:style-name="P36" text:outline-level="2">Gelöste Aufgaben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1) <text:s text:c="5"/><text:span text:style-name="T3">a</text:span></text:p>
          </table:table-cell>
          <table:table-cell table:style-name="Table2.A1" office:value-type="string">
            <text:p text:style-name="P24">4</text:p>
          </table:table-cell>
          <table:table-cell table:style-name="Table2.A1" office:value-type="string">
            <text:p text:style-name="P27">/</text:p>
          </table:table-cell>
          <table:table-cell table:style-name="Table2.A1" office:value-type="string">
            <text:p text:style-name="P24">4</text:p>
          </table:table-cell>
        </table:table-row>
        <table:table-row table:style-name="Table2.2">
          <table:table-cell table:style-name="Table2.A1" office:value-type="string">
            <text:p text:style-name="P10">b</text:p>
          </table:table-cell>
          <table:table-cell table:style-name="Table2.B2" office:value-type="float" office:value="2">
            <text:p text:style-name="P24">2</text:p>
          </table:table-cell>
          <table:table-cell table:style-name="Table2.A1" office:value-type="string">
            <text:p text:style-name="P28">/</text:p>
          </table:table-cell>
          <table:table-cell table:style-name="Table2.B2" office:value-type="float" office:value="2">
            <text:p text:style-name="P24">2</text:p>
          </table:table-cell>
        </table:table-row>
        <table:table-row>
          <table:table-cell table:style-name="Table2.A1" office:value-type="string">
            <text:p text:style-name="P10">c</text:p>
          </table:table-cell>
          <table:table-cell table:style-name="Table2.B2" office:value-type="float" office:value="2">
            <text:p text:style-name="P24">2</text:p>
          </table:table-cell>
          <table:table-cell table:style-name="Table2.A1" office:value-type="string">
            <text:p text:style-name="P28">/</text:p>
          </table:table-cell>
          <table:table-cell table:style-name="Table2.B2" office:value-type="float" office:value="2">
            <text:p text:style-name="P24">2</text:p>
          </table:table-cell>
        </table:table-row>
        <table:table-row>
          <table:table-cell table:style-name="Table2.A1" office:value-type="string">
            <text:p text:style-name="P10">d</text:p>
          </table:table-cell>
          <table:table-cell table:style-name="Table2.B2" office:value-type="float" office:value="2">
            <text:p text:style-name="P24">2</text:p>
          </table:table-cell>
          <table:table-cell table:style-name="Table2.A1" office:value-type="string">
            <text:p text:style-name="P28">/</text:p>
          </table:table-cell>
          <table:table-cell table:style-name="Table2.B2" office:value-type="float" office:value="2">
            <text:p text:style-name="P24">2</text:p>
          </table:table-cell>
        </table:table-row>
        <table:table-row>
          <table:table-cell table:style-name="Table2.A5" office:value-type="string">
            <text:p text:style-name="P11">=</text:p>
          </table:table-cell>
          <table:table-cell table:style-name="Table2.B5" table:formula="ooow:sum &lt;B1:B4&gt;" office:value-type="float" office:value="10">
            <text:p text:style-name="P25">10</text:p>
          </table:table-cell>
          <table:table-cell table:style-name="Table2.C5" office:value-type="string">
            <text:p text:style-name="P28">/</text:p>
          </table:table-cell>
          <table:table-cell table:style-name="Table2.B5" table:formula="ooow:sum &lt;D1:D4&gt;" office:value-type="float" office:value="10">
            <text:p text:style-name="P26">10</text:p>
          </table:table-cell>
        </table:table-row>
      </table:table>
      <text:h text:style-name="P37" text:outline-level="2"/>
      <text:h text:style-name="P38" text:outline-level="2">Starten der Aufgaben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9"><text:span text:style-name="T6">1</text:span>)</text:p>
          </table:table-cell>
          <table:table-cell table:style-name="Tabelle1.A1" office:value-type="string">
            <text:p text:style-name="P30">d) Launch.java</text:p>
          </table:table-cell>
        </table:table-row>
      </table:table>
      <text:p text:style-name="P12"/>
      <text:h text:style-name="P41" text:outline-level="2"><text:span text:style-name="T4">Aufgabe </text:span><text:span text:style-name="T5">1</text:span></text:h>
      <text:h text:style-name="P36" text:outline-level="2"><text:span text:style-name="T8">b</text:span>)</text:h>
      <text:p text:style-name="P13">Der Web-Server lagert jede Anfrage automatisch in einen eigenen Thread aus. Dadurch kann der Server nebenläufig mehrere Anfragen von einem Client / mehreren Clients abarbeiten.</text:p>
      <text:p text:style-name="P13"/>
      <text:h text:style-name="P39" text:outline-level="2"><text:span text:style-name="T9">c</text:span>)</text:h>
      <text:p text:style-name="P16"><text:span text:style-name="T7">F</text:span>olgendes WSDL-File wurde automatisch generiert (reduziert auf die Addition-Methode):</text:p>
      <text:p text:style-name="P3"><text:span text:style-name="T11">&lt;?</text:span><text:span text:style-name="T12">xml</text:span><text:span text:style-name="T16"> </text:span><text:span text:style-name="T18">version</text:span><text:span text:style-name="T20">=</text:span><text:span text:style-name="T22">"1.0"</text:span><text:span text:style-name="T16"> </text:span><text:span text:style-name="T18">encoding</text:span><text:span text:style-name="T20">=</text:span><text:span text:style-name="T22">"UTF-8"</text:span><text:span text:style-name="T10">?&gt;</text:span></text:p>
      <text:p text:style-name="P31">&lt;!-- Published by JAX-WS RI (http://jax-ws.java.net). </text:p>
      <text:p text:style-name="P7"><text:span text:style-name="T24"><text:tab/>RI's version is JAX-WS RI 2.2.9-b130926.1035 </text:span><text:span text:style-name="T25">svn</text:span><text:span text:style-name="T24">-revision#5f6196f2b90e9460065a4c2f4e30e065b245e51e. --</text:span><text:span text:style-name="T26">&gt;</text:span></text:p>
      <text:p text:style-name="P34">&lt;!-- Generated by JAX-WS RI (http://jax-ws.java.net). </text:p>
      <text:p text:style-name="P6"><text:span text:style-name="T24"><text:tab/>RI's version is JAX-WS RI 2.2.9-b130926.1035 </text:span><text:span text:style-name="T25">svn</text:span><text:span text:style-name="T24">-revision#5f6196f2b90e9460065a4c2f4e30e065b245e51e. --&gt;</text:span></text:p>
      <text:p text:style-name="P6"><text:span text:style-name="T10">&lt;</text:span><text:span text:style-name="T12">definitions</text:span></text:p>
      <text:p text:style-name="P6"><text:span text:style-name="T16"><text:tab/></text:span><text:span text:style-name="T18">xmlns:wsu</text:span><text:span text:style-name="T20">=</text:span><text:span text:style-name="T22">"http://docs.oasis-open.org/wss/2004/01/oasis-200401-wss-wssecurity-utility-1.0.xsd"</text:span></text:p>
      <text:p text:style-name="P6"><text:span text:style-name="T16"><text:tab/></text:span><text:span text:style-name="T18">xmlns:wsp</text:span><text:span text:style-name="T20">=</text:span><text:span text:style-name="T22">"http://www.w3.org/ns/ws-policy"</text:span><text:span text:style-name="T16"> </text:span><text:span text:style-name="T18">xmlns:wsp1_2</text:span><text:span text:style-name="T20">=</text:span><text:span text:style-name="T22">"http://schemas.xmlsoap.org/ws/2004/09/policy"</text:span></text:p>
      <text:p text:style-name="P6"><text:span text:style-name="T16"><text:tab/></text:span><text:span text:style-name="T18">xmlns:wsam</text:span><text:span text:style-name="T20">=</text:span><text:span text:style-name="T22">"http://www.w3.org/2007/05/addressing/metadata"</text:span><text:span text:style-name="T16"> <text:tab/></text:span><text:span text:style-name="T18">xmlns:soap</text:span><text:span text:style-name="T20">=</text:span><text:span text:style-name="T22">"http://schemas.xmlsoap.org/wsdl/soap/"</text:span></text:p>
      <text:p text:style-name="P6"><text:span text:style-name="T16"><text:tab/></text:span><text:span text:style-name="T18">xmlns:tns</text:span><text:span text:style-name="T20">=</text:span><text:span text:style-name="T22">"http://webservice/"</text:span><text:span text:style-name="T16"> </text:span><text:span text:style-name="T18">xmlns:xsd</text:span><text:span text:style-name="T20">=</text:span><text:span text:style-name="T22">"http://www.w3.org/2001/XMLSchema"</text:span></text:p>
      <text:p text:style-name="P5"><text:span text:style-name="T17"><text:tab/></text:span><text:span text:style-name="T19">xmlns</text:span><text:span text:style-name="T21">=</text:span><text:span text:style-name="T23">"http://schemas.xmlsoap.org/wsdl/" </text:span></text:p>
      <text:p text:style-name="P8"><text:span text:style-name="T22"><text:tab/></text:span><text:span text:style-name="T18">targetNamespace</text:span><text:span text:style-name="T20">=</text:span><text:span text:style-name="T22">"http://webservice/"</text:span></text:p>
      <text:p text:style-name="P6"><text:span text:style-name="T16"><text:tab/></text:span><text:span text:style-name="T18">name</text:span><text:span text:style-name="T20">=</text:span><text:span text:style-name="T22">"ServerService"</text:span><text:span text:style-name="T10">&gt;</text:span></text:p>
      <text:p text:style-name="P6"><text:span text:style-name="T20"><text:tab/></text:span><text:span text:style-name="T10">&lt;</text:span><text:span text:style-name="T12">types</text:span><text:span text:style-name="T10">&gt;</text:span></text:p>
      <text:p text:style-name="P6"><text:span text:style-name="T20"><text:tab/><text:tab/></text:span><text:span text:style-name="T10">&lt;</text:span><text:span text:style-name="T12">xsd:schema</text:span><text:span text:style-name="T10">&gt;</text:span></text:p>
      <text:p text:style-name="P6"><text:span text:style-name="T20"><text:tab/><text:tab/><text:tab/></text:span><text:span text:style-name="T10">&lt;</text:span><text:span text:style-name="T12">xsd:import</text:span><text:span text:style-name="T16"> </text:span><text:span text:style-name="T18">namespace</text:span><text:span text:style-name="T20">=</text:span><text:span text:style-name="T22">"http://webservice/"</text:span></text:p>
      <text:p text:style-name="P6"><text:span text:style-name="T16"><text:tab/><text:tab/><text:tab/><text:tab/></text:span><text:span text:style-name="T18">schemaLocation</text:span><text:span text:style-name="T20">=</text:span><text:span text:style-name="T22">"http://localhost:8080/webservice/server?xsd=1"</text:span><text:span text:style-name="T10">&gt;&lt;/</text:span><text:span text:style-name="T12">xsd:import</text:span><text:span text:style-name="T10">&gt;</text:span></text:p>
      <text:p text:style-name="P6"><text:span text:style-name="T20"><text:tab/><text:tab/></text:span><text:span text:style-name="T10">&lt;/</text:span><text:span text:style-name="T12">xsd:schema</text:span><text:span text:style-name="T10">&gt;</text:span></text:p>
      <text:p text:style-name="P6"><text:span text:style-name="T20"><text:tab/></text:span><text:span text:style-name="T10">&lt;/</text:span><text:span text:style-name="T12">types</text:span><text:span text:style-name="T10">&gt;</text:span></text:p>
      <text:p text:style-name="P6"><text:span text:style-name="T20"><text:tab/></text:span><text:span text:style-name="T10">&lt;</text:span><text:span text:style-name="T12">message</text:span><text:span text:style-name="T16"> </text:span><text:span text:style-name="T18">name</text:span><text:span text:style-name="T20">=</text:span><text:span text:style-name="T22">"addition"</text:span><text:span text:style-name="T10">&gt;</text:span></text:p>
      <text:p text:style-name="P6"><text:span text:style-name="T20"><text:tab/><text:tab/></text:span><text:span text:style-name="T10">&lt;</text:span><text:span text:style-name="T12">part</text:span><text:span text:style-name="T16"> </text:span><text:span text:style-name="T18">name</text:span><text:span text:style-name="T20">=</text:span><text:span text:style-name="T22">"parameters"</text:span><text:span text:style-name="T16"> </text:span><text:span text:style-name="T18">element</text:span><text:span text:style-name="T20">=</text:span><text:span text:style-name="T22">"tns:addition"</text:span><text:span text:style-name="T10">&gt;&lt;/</text:span><text:span text:style-name="T12">part</text:span><text:span text:style-name="T10">&gt;</text:span></text:p>
      <text:p text:style-name="P6"><text:span text:style-name="T20"><text:tab/></text:span><text:span text:style-name="T10">&lt;/</text:span><text:span text:style-name="T12">message</text:span><text:span text:style-name="T10">&gt;</text:span></text:p>
      <text:p text:style-name="P6"><text:span text:style-name="T20"><text:tab/></text:span><text:span text:style-name="T10">&lt;</text:span><text:span text:style-name="T12">message</text:span><text:span text:style-name="T16"> </text:span><text:span text:style-name="T18">name</text:span><text:span text:style-name="T20">=</text:span><text:span text:style-name="T22">"additionResponse"</text:span><text:span text:style-name="T10">&gt;</text:span></text:p>
      <text:p text:style-name="P6"><text:span text:style-name="T20"><text:tab/><text:tab/></text:span><text:span text:style-name="T10">&lt;</text:span><text:span text:style-name="T12">part</text:span><text:span text:style-name="T16"> </text:span><text:span text:style-name="T18">name</text:span><text:span text:style-name="T20">=</text:span><text:span text:style-name="T22">"parameters"</text:span><text:span text:style-name="T16"> </text:span><text:span text:style-name="T18">element</text:span><text:span text:style-name="T20">=</text:span><text:span text:style-name="T22">"tns:additionResponse"</text:span><text:span text:style-name="T10">&gt;&lt;/</text:span><text:span text:style-name="T12">part</text:span><text:span text:style-name="T10">&gt;</text:span></text:p>
      <text:p text:style-name="P6"><text:span text:style-name="T20"><text:tab/></text:span><text:span text:style-name="T10">&lt;/</text:span><text:span text:style-name="T12">message</text:span><text:span text:style-name="T10">&gt;</text:span></text:p>
      <text:p text:style-name="P6"><text:span text:style-name="T20"><text:tab/></text:span><text:span text:style-name="T10">&lt;</text:span><text:span text:style-name="T12">portType</text:span><text:span text:style-name="T16"> </text:span><text:span text:style-name="T18">name</text:span><text:span text:style-name="T20">=</text:span><text:span text:style-name="T22">"IServer"</text:span><text:span text:style-name="T10">&gt;</text:span></text:p>
      <text:p text:style-name="P6"><text:span text:style-name="T20"><text:tab/><text:tab/></text:span><text:span text:style-name="T10">&lt;</text:span><text:span text:style-name="T12">operation</text:span><text:span text:style-name="T16"> </text:span><text:span text:style-name="T18">name</text:span><text:span text:style-name="T20">=</text:span><text:span text:style-name="T22">"addition"</text:span><text:span text:style-name="T10">&gt;</text:span></text:p>
      <text:p text:style-name="P6"><text:span text:style-name="T20"><text:tab/><text:tab/><text:tab/></text:span><text:span text:style-name="T10">&lt;</text:span><text:span text:style-name="T12">input</text:span><text:span text:style-name="T16"> </text:span><text:span text:style-name="T18">wsam:Action</text:span><text:span text:style-name="T20">=</text:span><text:span text:style-name="T22">"http://webservice/IServer/additionRequest"</text:span></text:p>
      <text:p text:style-name="P6"><text:span text:style-name="T16"><text:tab/><text:tab/><text:tab/><text:tab/></text:span><text:span text:style-name="T18">message</text:span><text:span text:style-name="T20">=</text:span><text:span text:style-name="T22">"tns:addition"</text:span><text:span text:style-name="T10">&gt;&lt;/</text:span><text:span text:style-name="T12">input</text:span><text:span text:style-name="T10">&gt;</text:span></text:p>
      <text:p text:style-name="P6"><text:span text:style-name="T20"><text:tab/><text:tab/><text:tab/></text:span><text:span text:style-name="T10">&lt;</text:span><text:span text:style-name="T12">output</text:span><text:span text:style-name="T16"> </text:span><text:span text:style-name="T18">wsam:Action</text:span><text:span text:style-name="T20">=</text:span><text:span text:style-name="T22">"http://webservice/IServer/additionResponse"</text:span></text:p>
      <text:p text:style-name="P6"><text:span text:style-name="T16"><text:tab/><text:tab/><text:tab/><text:tab/></text:span><text:span text:style-name="T18">message</text:span><text:span text:style-name="T20">=</text:span><text:span text:style-name="T22">"tns:additionResponse"</text:span><text:span text:style-name="T10">&gt;&lt;/</text:span><text:span text:style-name="T12">output</text:span><text:span text:style-name="T10">&gt;</text:span></text:p>
      <text:p text:style-name="P6"><text:span text:style-name="T20"><text:tab/><text:tab/></text:span><text:span text:style-name="T10">&lt;/</text:span><text:span text:style-name="T12">operation</text:span><text:span text:style-name="T10">&gt;</text:span></text:p>
      <text:p text:style-name="P6"><text:span text:style-name="T20"><text:tab/></text:span><text:span text:style-name="T10">&lt;/</text:span><text:span text:style-name="T12">portType</text:span><text:span text:style-name="T10">&gt;</text:span></text:p>
      <text:p text:style-name="P6"><text:span text:style-name="T20"><text:tab/></text:span><text:span text:style-name="T10">&lt;</text:span><text:span text:style-name="T12">binding</text:span><text:span text:style-name="T16"> </text:span><text:span text:style-name="T18">name</text:span><text:span text:style-name="T20">=</text:span><text:span text:style-name="T22">"ServerPortBinding"</text:span><text:span text:style-name="T16"> </text:span><text:span text:style-name="T18">type</text:span><text:span text:style-name="T20">=</text:span><text:span text:style-name="T22">"tns:IServer"</text:span><text:span text:style-name="T10">&gt;</text:span></text:p>
      <text:p text:style-name="P6"><text:span text:style-name="T20"><text:tab/><text:tab/></text:span><text:span text:style-name="T10">&lt;</text:span><text:span text:style-name="T12">soap:binding</text:span><text:span text:style-name="T16"> </text:span><text:span text:style-name="T18">transport</text:span><text:span text:style-name="T20">=</text:span><text:span text:style-name="T22">"http://schemas.xmlsoap.org/soap/http"</text:span></text:p>
      <text:p text:style-name="P6"><text:span text:style-name="T16"><text:tab/><text:tab/><text:tab/></text:span><text:span text:style-name="T18">style</text:span><text:span text:style-name="T20">=</text:span><text:span text:style-name="T22">"document"</text:span><text:span text:style-name="T10">&gt;&lt;/</text:span><text:span text:style-name="T12">soap:binding</text:span><text:span text:style-name="T10">&gt;</text:span></text:p>
      <text:p text:style-name="P6"><text:span text:style-name="T20"><text:tab/><text:tab/></text:span><text:span text:style-name="T10">&lt;</text:span><text:span text:style-name="T12">operation</text:span><text:span text:style-name="T16"> </text:span><text:span text:style-name="T18">name</text:span><text:span text:style-name="T20">=</text:span><text:span text:style-name="T22">"addition"</text:span><text:span text:style-name="T10">&gt;</text:span></text:p>
      <text:p text:style-name="P6"><text:span text:style-name="T20"><text:tab/><text:tab/><text:tab/></text:span><text:span text:style-name="T10">&lt;</text:span><text:span text:style-name="T12">soap:operation</text:span><text:span text:style-name="T16"> </text:span><text:span text:style-name="T18">soapAction</text:span><text:span text:style-name="T20">=</text:span><text:span text:style-name="T22">""</text:span><text:span text:style-name="T10">&gt;&lt;/</text:span><text:span text:style-name="T12">soap:operation</text:span><text:span text:style-name="T10">&gt;</text:span></text:p>
      <text:p text:style-name="P6"><text:span text:style-name="T20"><text:tab/><text:tab/><text:tab/></text:span><text:span text:style-name="T10">&lt;</text:span><text:span text:style-name="T12">input</text:span><text:span text:style-name="T10">&gt;</text:span></text:p>
      <text:p text:style-name="P6"><text:span text:style-name="T20"><text:tab/><text:tab/><text:tab/><text:tab/></text:span><text:span text:style-name="T10">&lt;</text:span><text:span text:style-name="T12">soap:body</text:span><text:span text:style-name="T16"> </text:span><text:span text:style-name="T18">use</text:span><text:span text:style-name="T20">=</text:span><text:span text:style-name="T22">"literal"</text:span><text:span text:style-name="T10">&gt;&lt;/</text:span><text:span text:style-name="T12">soap:body</text:span><text:span text:style-name="T10">&gt;</text:span></text:p>
      <text:p text:style-name="P6"><text:span text:style-name="T20"><text:tab/><text:tab/><text:tab/></text:span><text:span text:style-name="T10">&lt;/</text:span><text:span text:style-name="T12">input</text:span><text:span text:style-name="T10">&gt;</text:span></text:p>
      <text:p text:style-name="P6"><text:span text:style-name="T20"><text:tab/><text:tab/><text:tab/></text:span><text:span text:style-name="T10">&lt;</text:span><text:span text:style-name="T12">output</text:span><text:span text:style-name="T10">&gt;</text:span></text:p>
      <text:p text:style-name="P6"><text:span text:style-name="T20"><text:tab/><text:tab/><text:tab/><text:tab/></text:span><text:span text:style-name="T10">&lt;</text:span><text:span text:style-name="T12">soap:body</text:span><text:span text:style-name="T16"> </text:span><text:span text:style-name="T18">use</text:span><text:span text:style-name="T20">=</text:span><text:span text:style-name="T22">"literal"</text:span><text:span text:style-name="T10">&gt;&lt;/</text:span><text:span text:style-name="T12">soap:body</text:span><text:span text:style-name="T10">&gt;</text:span></text:p>
      <text:p text:style-name="P6"><text:span text:style-name="T20"><text:tab/><text:tab/><text:tab/></text:span><text:span text:style-name="T10">&lt;/</text:span><text:span text:style-name="T12">output</text:span><text:span text:style-name="T10">&gt;</text:span></text:p>
      <text:p text:style-name="P6"><text:span text:style-name="T20"><text:tab/><text:tab/></text:span><text:span text:style-name="T10">&lt;/</text:span><text:span text:style-name="T12">operation</text:span><text:span text:style-name="T10">&gt;</text:span></text:p>
      <text:p text:style-name="P6"><text:span text:style-name="T20"><text:tab/></text:span><text:span text:style-name="T10">&lt;/</text:span><text:span text:style-name="T12">binding</text:span><text:span text:style-name="T10">&gt;</text:span></text:p>
      <text:p text:style-name="P6"><text:span text:style-name="T20"><text:tab/></text:span><text:span text:style-name="T10">&lt;</text:span><text:span text:style-name="T12">service</text:span><text:span text:style-name="T16"> </text:span><text:span text:style-name="T18">name</text:span><text:span text:style-name="T20">=</text:span><text:span text:style-name="T22">"ServerService"</text:span><text:span text:style-name="T10">&gt;</text:span></text:p>
      <text:p text:style-name="P6"><text:span text:style-name="T20"><text:tab/><text:tab/></text:span><text:span text:style-name="T10">&lt;</text:span><text:span text:style-name="T12">port</text:span><text:span text:style-name="T16"> </text:span><text:span text:style-name="T18">name</text:span><text:span text:style-name="T20">=</text:span><text:span text:style-name="T22">"ServerPort"</text:span><text:span text:style-name="T16"> </text:span><text:span text:style-name="T18">binding</text:span><text:span text:style-name="T20">=</text:span><text:span text:style-name="T22">"tns:ServerPortBinding"</text:span><text:span text:style-name="T10">&gt;</text:span></text:p>
      <text:p text:style-name="P6"><text:span text:style-name="T20"><text:tab/><text:tab/><text:tab/></text:span><text:span text:style-name="T10">&lt;</text:span><text:span text:style-name="T12">soap:address</text:span><text:span text:style-name="T16"> </text:span><text:span text:style-name="T18">location</text:span><text:span text:style-name="T20">=</text:span><text:span text:style-name="T22">"http://localhost:8080/webservice/server"</text:span><text:span text:style-name="T10">&gt;&lt;/</text:span><text:span text:style-name="T12">soap:address</text:span><text:span text:style-name="T10">&gt;</text:span></text:p>
      <text:p text:style-name="P6"><text:span text:style-name="T20"><text:tab/><text:tab/></text:span><text:span text:style-name="T10">&lt;/</text:span><text:span text:style-name="T12">port</text:span><text:span text:style-name="T10">&gt;</text:span></text:p>
      <text:p text:style-name="P6"><text:span text:style-name="T20"><text:tab/></text:span><text:span text:style-name="T10">&lt;/</text:span><text:span text:style-name="T12">service</text:span><text:span text:style-name="T10">&gt;</text:span></text:p>
      <text:p text:style-name="P4"><text:span text:style-name="T10">&lt;/</text:span><text:span text:style-name="T12">definitions</text:span><text:span text:style-name="T10">&gt;</text:span></text:p>
      <text:p text:style-name="P32"/>
      <text:p text:style-name="P14">Im <text:span text:style-name="T29">&lt;portType&gt;</text:span> Element wird eine <text:span text:style-name="T29">&lt;operation&gt;</text:span> mit dem Namen <text:span text:style-name="T31">“addition”</text:span> definiert, <text:span text:style-name="T27">die einen Input-Wert bekommt und einen Output-Wert zurückliefert. Die Reihenfolge der </text:span><text:span text:style-name="T30">&lt;input&gt;</text:span><text:span text:style-name="T27"> und </text:span><text:span text:style-name="T30">&lt;output&gt;</text:span><text:span text:style-name="T27"> Elemente legt fest, dass es sich um eine Request-Response-Operation handelt.</text:span></text:p>
      <text:p text:style-name="P15"/>
      <text:p text:style-name="P15"><text:soft-page-break/>Um die Datentypen der Input- und Output-Werte festzulegen, wird das <text:span text:style-name="T29">&lt;message&gt;</text:span> Element verwendet. Das <text:span text:style-name="T29">&lt;part&gt;</text:span> Element bedeutet eine Zusammenfassung der Datentypen zu einer Gruppe. <text:span text:style-name="T38">Im </text:span><text:span text:style-name="T37">&lt;types&gt;</text:span><text:span text:style-name="T38"> Element werden i</text:span>n unserem Beispiel für die <text:span text:style-name="T38">Methoden-</text:span>Parameter <text:span text:style-name="T31">„addition“</text:span> und für den Rückgabewert „additionResponse“ definiert. <text:span text:style-name="T31">„addition“</text:span> beinhaltet dabei zwei Integer-Werte, <text:span text:style-name="T31">„additionResponse“</text:span> entsprechend einen Integer-Wert:</text:p>
      <text:p text:style-name="P2"><text:span text:style-name="T10">&lt;</text:span><text:span text:style-name="T12">xs:element</text:span><text:span text:style-name="T16"> </text:span><text:span text:style-name="T18">name</text:span><text:span text:style-name="T20">=</text:span><text:span text:style-name="T22">"addition"</text:span><text:span text:style-name="T16"> </text:span><text:span text:style-name="T18">type</text:span><text:span text:style-name="T20">=</text:span><text:span text:style-name="T22">"tns:addition"</text:span><text:span text:style-name="T16"> </text:span><text:span text:style-name="T10">/&gt;</text:span></text:p>
      <text:p text:style-name="P2"><text:span text:style-name="T10">&lt;</text:span><text:span text:style-name="T12">xs:element</text:span><text:span text:style-name="T16"> </text:span><text:span text:style-name="T18">name</text:span><text:span text:style-name="T20">=</text:span><text:span text:style-name="T22">"additionResponse"</text:span><text:span text:style-name="T16"> </text:span><text:span text:style-name="T18">type</text:span><text:span text:style-name="T20">=</text:span><text:span text:style-name="T22">"tns:additionResponse"</text:span><text:span text:style-name="T16"> </text:span><text:span text:style-name="T10">/&gt;</text:span></text:p>
      <text:p text:style-name="P2"><text:span text:style-name="T10">&lt;</text:span><text:span text:style-name="T15">xs:complexType</text:span><text:span text:style-name="T16"> </text:span><text:span text:style-name="T18">name</text:span><text:span text:style-name="T20">=</text:span><text:span text:style-name="T22">"addition"</text:span><text:span text:style-name="T10">&gt;</text:span></text:p>
      <text:p text:style-name="P6"><text:span text:style-name="T20"><text:tab/></text:span><text:span text:style-name="T10">&lt;</text:span><text:span text:style-name="T12">xs:sequence</text:span><text:span text:style-name="T10">&gt;</text:span></text:p>
      <text:p text:style-name="P6"><text:span text:style-name="T20"><text:tab/><text:tab/></text:span><text:span text:style-name="T10">&lt;</text:span><text:span text:style-name="T12">xs:element</text:span><text:span text:style-name="T16"> </text:span><text:span text:style-name="T18">name</text:span><text:span text:style-name="T20">=</text:span><text:span text:style-name="T22">"arg0"</text:span><text:span text:style-name="T16"> </text:span><text:span text:style-name="T18">type</text:span><text:span text:style-name="T20">=</text:span><text:span text:style-name="T22">"xs:integer"</text:span><text:span text:style-name="T16"> </text:span><text:span text:style-name="T18">minOccurs</text:span><text:span text:style-name="T20">=</text:span><text:span text:style-name="T22">"0"</text:span><text:span text:style-name="T16"> </text:span><text:span text:style-name="T10">/&gt;</text:span></text:p>
      <text:p text:style-name="P6"><text:span text:style-name="T20"><text:tab/><text:tab/></text:span><text:span text:style-name="T10">&lt;</text:span><text:span text:style-name="T12">xs:element</text:span><text:span text:style-name="T16"> </text:span><text:span text:style-name="T18">name</text:span><text:span text:style-name="T20">=</text:span><text:span text:style-name="T22">"arg1"</text:span><text:span text:style-name="T16"> </text:span><text:span text:style-name="T18">type</text:span><text:span text:style-name="T20">=</text:span><text:span text:style-name="T22">"xs:integer"</text:span><text:span text:style-name="T16"> </text:span><text:span text:style-name="T18">minOccurs</text:span><text:span text:style-name="T20">=</text:span><text:span text:style-name="T22">"0"</text:span><text:span text:style-name="T16"> </text:span><text:span text:style-name="T10">/&gt;</text:span></text:p>
      <text:p text:style-name="P6"><text:span text:style-name="T20"><text:tab/></text:span><text:span text:style-name="T10">&lt;/</text:span><text:span text:style-name="T12">xs:sequence</text:span><text:span text:style-name="T10">&gt;</text:span></text:p>
      <text:p text:style-name="P35"><text:span text:style-name="T10">&lt;/</text:span><text:span text:style-name="T12">xs:complexType</text:span><text:span text:style-name="T10">&gt;</text:span></text:p>
      <text:p text:style-name="P6"><text:span text:style-name="T10">&lt;</text:span><text:span text:style-name="T12">xs:complexType</text:span><text:span text:style-name="T16"> </text:span><text:span text:style-name="T18">name</text:span><text:span text:style-name="T20">=</text:span><text:span text:style-name="T22">"additionResponse"</text:span><text:span text:style-name="T10">&gt;</text:span></text:p>
      <text:p text:style-name="P6"><text:span text:style-name="T20"><text:tab/></text:span><text:span text:style-name="T10">&lt;</text:span><text:span text:style-name="T12">xs:sequence</text:span><text:span text:style-name="T10">&gt;</text:span></text:p>
      <text:p text:style-name="P6"><text:span text:style-name="T20"><text:tab/><text:tab/></text:span><text:span text:style-name="T10">&lt;</text:span><text:span text:style-name="T12">xs:element</text:span><text:span text:style-name="T16"> </text:span><text:span text:style-name="T18">name</text:span><text:span text:style-name="T20">=</text:span><text:span text:style-name="T22">"return"</text:span><text:span text:style-name="T16"> </text:span><text:span text:style-name="T18">type</text:span><text:span text:style-name="T20">=</text:span><text:span text:style-name="T22">"xs:integer"</text:span><text:span text:style-name="T16"> </text:span><text:span text:style-name="T18">minOccurs</text:span><text:span text:style-name="T20">=</text:span><text:span text:style-name="T22">"0"</text:span><text:span text:style-name="T16"> </text:span><text:span text:style-name="T10">/&gt;</text:span></text:p>
      <text:p text:style-name="P6"><text:span text:style-name="T20"><text:tab/></text:span><text:span text:style-name="T10">&lt;/</text:span><text:span text:style-name="T12">xs:sequence</text:span><text:span text:style-name="T10">&gt;</text:span></text:p>
      <text:p text:style-name="P2"><text:span text:style-name="T10">&lt;/</text:span><text:span text:style-name="T12">xs:complexType</text:span><text:span text:style-name="T10">&gt;</text:span></text:p>
      <text:p text:style-name="P33"/>
      <text:p text:style-name="P17">Das <text:span text:style-name="T36">&lt;binding&gt;</text:span> Element beinhaltet das Nachrichtenformat sowie das Protokoll. In unserem Beispiel wird als Protokoll SOAP festgelegt. Dann kann noch festgelegt werden, ob die Nachricht im <text:span text:style-name="T31">„document style“</text:span> oder <text:span text:style-name="T31">„rpc style“</text:span> verschickt wird. <text:span text:style-name="T28">Wir verwenden den </text:span><text:span text:style-name="T32">„document style“</text:span><text:span text:style-name="T28"> (Standard), bei dem nur die Daten an den zuständigen Service gesendet werden.</text:span></text:p>
      <text:p text:style-name="P18">Im <text:span text:style-name="T36">&lt;service&gt;</text:span> Element wird ein Endpunkt an die Operation gebunden und die Adresse festgelegt, unter der man den Endpunkt erreichen kan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class="text"/>
    <style:style style:name="Heading_20_5" style:display-name="Heading 5" style:family="paragraph" style:parent-style-name="Heading" style:class="text"/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officeooo:rsid="0062b426" officeooo:paragraph-rsid="0062b426"/>
    </style:style>
    <style:style style:name="MT1" style:family="text">
      <style:text-properties officeooo:rsid="014b5936"/>
    </style:style>
    <style:style style:name="MT2" style:family="text">
      <style:text-properties officeooo:rsid="006b4f7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erteilte Systeme – Blatt <text:span text:style-name="MT1">9</text:span><text:tab/><text:tab/>Gruppe 2<text:span text:style-name="MT2">6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6T18:30:03.690092000</meta:creation-date>
    <meta:generator>LibreOffice/5.1.3.2$Linux_X86_64 LibreOffice_project/10m0$Build-2</meta:generator>
    <dc:date>2016-05-19T21:33:36.732241374</dc:date>
    <meta:editing-duration>PT10H33M50S</meta:editing-duration>
    <meta:editing-cycles>336</meta:editing-cycles>
    <meta:document-statistic meta:table-count="3" meta:image-count="0" meta:object-count="0" meta:page-count="3" meta:paragraph-count="105" meta:word-count="375" meta:character-count="4178" meta:non-whitespace-character-count="3796"/>
  </office:meta>
</office:document-meta>
</file>